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text-properties fo:color="#808000"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2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3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4"/>
    <style:style style:name="P20" style:family="paragraph" style:parent-style-name="Text_20_body" style:list-style-name="L4">
      <style:text-properties style:text-underline-style="none"/>
    </style:style>
    <style:style style:name="P21" style:family="paragraph" style:parent-style-name="Text_20_body" style:list-style-name="L4">
      <style:text-properties style:text-underline-style="none"/>
    </style:style>
    <style:style style:name="P22" style:family="paragraph" style:parent-style-name="Text_20_body" style:list-style-name="L4">
      <style:text-properties style:text-underline-style="none"/>
    </style:style>
    <style:style style:name="P23" style:family="paragraph" style:parent-style-name="Text_20_body" style:list-style-name="L4">
      <style:text-properties style:text-underline-style="none"/>
    </style:style>
    <style:style style:name="P24" style:family="paragraph" style:parent-style-name="Text_20_body" style:list-style-name="L8">
      <style:text-properties style:text-underline-style="none"/>
    </style:style>
    <style:style style:name="P25" style:family="paragraph" style:parent-style-name="Text_20_body" style:list-style-name="L8">
      <style:text-properties style:text-underline-style="none"/>
    </style:style>
    <style:style style:name="P26" style:family="paragraph" style:parent-style-name="Text_20_body" style:list-style-name="L5"/>
    <style:style style:name="P27" style:family="paragraph" style:parent-style-name="Text_20_body" style:list-style-name="L5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6"/>
    <style:style style:name="P31" style:family="paragraph" style:parent-style-name="Text_20_body" style:list-style-name="L6"/>
    <style:style style:name="P32" style:family="paragraph" style:parent-style-name="Text_20_body" style:list-style-name="L6"/>
    <style:style style:name="P33" style:family="paragraph" style:parent-style-name="Text_20_body" style:list-style-name="L7"/>
    <style:style style:name="P34" style:family="paragraph" style:parent-style-name="Text_20_body" style:list-style-name="L7"/>
    <style:style style:name="P35" style:family="paragraph" style:parent-style-name="Text_20_body" style:list-style-name="L7"/>
    <style:style style:name="P36" style:family="paragraph" style:parent-style-name="Text_20_body" style:list-style-name="L7"/>
    <style:style style:name="P37" style:family="paragraph" style:parent-style-name="Text_20_body" style:list-style-name="L7"/>
    <style:style style:name="P38" style:family="paragraph" style:parent-style-name="Text_20_body" style:list-style-name="L8"/>
    <style:style style:name="P39" style:family="paragraph" style:parent-style-name="Text_20_body" style:list-style-name="L8"/>
    <style:style style:name="P40" style:family="paragraph" style:parent-style-name="Text_20_body" style:list-style-name="L9"/>
    <style:style style:name="P41" style:family="paragraph" style:parent-style-name="Text_20_body" style:list-style-name="L9"/>
    <style:style style:name="P42" style:family="paragraph" style:parent-style-name="Text_20_body" style:list-style-name="L9"/>
    <style:style style:name="P43" style:family="paragraph" style:parent-style-name="Text_20_body" style:list-style-name="L10"/>
    <style:style style:name="P44" style:family="paragraph" style:parent-style-name="Text_20_body" style:list-style-name="L10"/>
    <style:style style:name="P45" style:family="paragraph" style:parent-style-name="Text_20_body" style:list-style-name="L10"/>
    <style:style style:name="P46" style:family="paragraph" style:parent-style-name="Text_20_body" style:list-style-name="L10"/>
    <style:style style:name="P47" style:family="paragraph" style:parent-style-name="Text_20_body" style:list-style-name="L10"/>
    <style:style style:name="P48" style:family="paragraph" style:parent-style-name="Text_20_body" style:list-style-name="L10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s for file size issues</text:h>
      <text:table-of-content text:style-name="Sect1" text:protected="true" text:name="Índice de contenid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4">Use cases for file size issues<text:tab/>1</text:p>
          <text:p text:style-name="P3"><text:a xlink:type="simple" xlink:href="#1.1.Appends|outline">Appends</text:a><text:tab/>1</text:p>
          <text:p text:style-name="P5"><text:a xlink:type="simple" xlink:href="#1.1.1.Abstract and setup|outline">Abstract and setup</text:a><text:tab/>1</text:p>
          <text:p text:style-name="P5"><text:a xlink:type="simple" xlink:href="#1.1.2.Sequence of events|outline">Sequence of events</text:a><text:tab/>1</text:p>
          <text:p text:style-name="P3"><text:a xlink:type="simple" xlink:href="#1.2.Write over intermediate holes in files|outline">Write over intermediate holes in files</text:a><text:tab/>2</text:p>
          <text:p text:style-name="P5"><text:a xlink:type="simple" xlink:href="#1.2.1.Abstract and setup|outline">Abstract and setup</text:a><text:tab/>2</text:p>
          <text:p text:style-name="P5"><text:a xlink:type="simple" xlink:href="#1.2.2.Sequence of events|outline">Sequence of events</text:a><text:tab/>2</text:p>
          <text:p text:style-name="P3"><text:a xlink:type="simple" xlink:href="#1.3.Extends with truncates|outline">Extends with truncates</text:a><text:tab/>2</text:p>
          <text:p text:style-name="P5"><text:a xlink:type="simple" xlink:href="#1.3.1.Abstract and setup|outline">Abstract and setup</text:a><text:tab/>2</text:p>
          <text:p text:style-name="P5"><text:a xlink:type="simple" xlink:href="#1.3.2.Sequence of events|outline">Sequence of events</text:a><text:tab/>2</text:p>
          <text:p text:style-name="P3"><text:a xlink:type="simple" xlink:href="#1.4.Read a hole of a file|outline">Read a hole of a file</text:a><text:tab/>2</text:p>
          <text:p text:style-name="P5"><text:a xlink:type="simple" xlink:href="#1.4.1.Abstract and setup|outline">Abstract and setup</text:a><text:tab/>2</text:p>
          <text:p text:style-name="P5"><text:a xlink:type="simple" xlink:href="#1.4.2.Sequence of events|outline">Sequence of events</text:a><text:tab/>3</text:p>
          <text:p text:style-name="P3"><text:a xlink:type="simple" xlink:href="#1.5.Read a non-full intermediate object of a file|outline">Read a non-full intermediate object of a file</text:a><text:tab/>3</text:p>
          <text:p text:style-name="P5"><text:a xlink:type="simple" xlink:href="#1.5.1.Abstract and setup|outline">Abstract and setup</text:a><text:tab/>3</text:p>
          <text:p text:style-name="P5"><text:a xlink:type="simple" xlink:href="#1.5.2.Sequence of events|outline">Sequence of events</text:a><text:tab/>3</text:p>
        </text:index-body>
      </text:table-of-content>
      <text:p text:style-name="Text_20_body"/>
      <text:h text:style-name="Heading_20_2" text:outline-level="2">Appends</text:h>
      <text:h text:style-name="Heading_20_3" text:outline-level="3">Abstract and setup</text:h>
      <text:list text:style-name="L1">
        <text:list-item>
          <text:p text:style-name="P6">There are three OSDs (OSD0..2). </text:p>
        </text:list-item>
        <text:list-item>
          <text:p text:style-name="P6">There is one client (Client0).</text:p>
        </text:list-item>
        <text:list-item>
          <text:p text:style-name="P6">Client0 writes sequentially objects 0, 1 and 2 of a new file (File0) with a RAID0 striping policy.</text:p>
        </text:list-item>
      </text:list>
      <text:h text:style-name="Heading_20_3" text:outline-level="3">Sequence of events</text:h>
      <text:list text:style-name="L2">
        <text:list-item>
          <text:p text:style-name="P9">Client0 writes object0 in OSD0.</text:p>
        </text:list-item>
        <text:list-item>
          <text:p text:style-name="P9">OSD0 sends a response to Client0 with a X-new-filesize header indicating the size of File0 (sizeOfWritten(object0)).</text:p>
        </text:list-item>
        <text:list-item>
          <text:p text:style-name="P9">Client0 writes object1 in OSD1.</text:p>
        </text:list-item>
        <text:list-item>
          <text:p text:style-name="P9">OSD1 sends a response to Client0 with a X-new-filesize header indicating the new size of File0 (sizeOf(object0) + sizeOfWritten(object1)).</text:p>
        </text:list-item>
        <text:list-item>
          <text:p text:style-name="P9">Client0 writes object2 in OSD2.</text:p>
        </text:list-item>
        <text:list-item>
          <text:p text:style-name="P9">OSD2 sends a response to Client0 with a X-new-filesize header indicating the new size of File0 (sizeOf(object0) + sizeOf(object1) + sizeOfWritten(object2)).</text:p>
        </text:list-item>
      </text:list>
      <text:p text:style-name="Text_20_body"/>
      <text:h text:style-name="Heading_20_2" text:outline-level="2">Write over intermediate holes in files</text:h>
      <text:h text:style-name="Heading_20_3" text:outline-level="3">Abstract and setup</text:h>
      <text:list text:style-name="L3">
        <text:list-item>
          <text:p text:style-name="P15">There are three OSDs (OSD0..2).</text:p>
        </text:list-item>
        <text:list-item>
          <text:p text:style-name="P15">There is one client (Client0).</text:p>
        </text:list-item>
        <text:list-item>
          <text:p text:style-name="P15">Client0 writes objects 2, 0 and 1 of a new file (File0) with a RAID0 striping policy.</text:p>
        </text:list-item>
      </text:list>
      <text:h text:style-name="Heading_20_3" text:outline-level="3">Sequence of events</text:h>
      <text:list text:style-name="L4">
        <text:list-item>
          <text:p text:style-name="P18">Client0 writes object2 in OSD2.</text:p>
        </text:list-item>
        <text:list-item>
          <text:p text:style-name="P18">OSD2 sends a response to Client0 with a X-new-filesize header indicating the size of File0 (sizeOfWritten(object2) + sizeOf(object0) + sizeOf(object1)).</text:p>
        </text:list-item>
        <text:list-item>
          <text:p text:style-name="P20">Client0 writes object0 in OSD0.</text:p>
        </text:list-item>
        <text:list-item>
          <text:p text:style-name="P20">OSD0 sends a response to Client0 without any X-new-filesize header.</text:p>
        </text:list-item>
        <text:list-item>
          <text:p text:style-name="P20">Client0 writes object1 in OSD1.</text:p>
        </text:list-item>
        <text:list-item>
          <text:p text:style-name="P20">OSD1 sends a response to Client0 without any X-new-filesize header.</text:p>
        </text:list-item>
      </text:list>
      <text:p text:style-name="P2"/>
      <text:h text:style-name="Heading_20_2" text:outline-level="2">Extends with truncates</text:h>
      <text:h text:style-name="Heading_20_3" text:outline-level="3">Abstract and setup</text:h>
      <text:list text:style-name="L5">
        <text:list-item>
          <text:p text:style-name="P26">There are three OSDs (OSD0..2).</text:p>
        </text:list-item>
        <text:list-item>
          <text:p text:style-name="P26">There is one client (Client0).</text:p>
        </text:list-item>
        <text:list-item>
          <text:p text:style-name="P26">Client0 writes object 0 of a new file (File0) with a RAID0 striping policy and truncates it to object 2.</text:p>
        </text:list-item>
      </text:list>
      <text:h text:style-name="Heading_20_3" text:outline-level="3">Sequence of events</text:h>
      <text:list text:style-name="L6">
        <text:list-item>
          <text:p text:style-name="P29">Client0 writes object0 in OSD0.</text:p>
        </text:list-item>
        <text:list-item>
          <text:p text:style-name="P29">OSD0 sends a response to Client0 with a X-new-filesize header indicating the size of File0 (sizeOfWritten(object0)).</text:p>
        </text:list-item>
        <text:list-item>
          <text:p text:style-name="P29">Clients truncates File0 to sizeOf(object0) + sizeOf(object1) + sizeOf(object2). This truncate request is sent to OSDi (i is 0 or 1 or 2).</text:p>
        </text:list-item>
        <text:list-item>
          <text:p text:style-name="P29">OSDi sends a response to Client0 with a X-new-filesize header indicating the size of File0 (sizeOfWritten(object2) + sizeOf(object0) + sizeOf(object1)).</text:p>
        </text:list-item>
      </text:list>
      <text:p text:style-name="Text_20_body"/>
      <text:h text:style-name="Heading_20_2" text:outline-level="2">Read a hole of a file</text:h>
      <text:h text:style-name="Heading_20_3" text:outline-level="3">Abstract and setup</text:h>
      <text:list text:style-name="L7">
        <text:list-item>
          <text:p text:style-name="P33">There are three OSDs (OSD0..2).</text:p>
        </text:list-item>
        <text:list-item>
          <text:p text:style-name="P33">There is one client (Client0).</text:p>
        </text:list-item>
        <text:list-item>
          <text:p text:style-name="P33">There is one file (File0) with a RAID0 striping policy.</text:p>
        </text:list-item>
        <text:list-item>
          <text:p text:style-name="P33">Data in File0 is located in object2. Objects 0 and 1 are holes in File0.</text:p>
        </text:list-item>
        <text:list-item>
          <text:p text:style-name="P33">Client0 reads objects 1 and 0.</text:p>
        </text:list-item>
      </text:list>
      <text:h text:style-name="Heading_20_3" text:outline-level="3">Sequence of events</text:h>
      <text:list text:style-name="L8">
        <text:list-item>
          <text:p text:style-name="P38">Client0 reads object1 in OSD1</text:p>
        </text:list-item>
        <text:list-item>
          <text:p text:style-name="P38">OSD1 sends a response to Client0 with sizeOf(object1) zeros in the body.</text:p>
        </text:list-item>
        <text:list-item>
          <text:p text:style-name="P24">Client0 reads object0 in OSD0.</text:p>
        </text:list-item>
        <text:list-item>
          <text:p text:style-name="P24">OSD0 sends a response to Client0 with sizeOf(object0) zeros in the body.</text:p>
        </text:list-item>
      </text:list>
      <text:p text:style-name="P2"/>
      <text:h text:style-name="Heading_20_2" text:outline-level="2">Read a non-full intermediate object of a file</text:h>
      <text:h text:style-name="Heading_20_3" text:outline-level="3">Abstract and setup</text:h>
      <text:list text:style-name="L9">
        <text:list-item>
          <text:p text:style-name="P40">There are three OSDs (OSD0..2).</text:p>
        </text:list-item>
        <text:list-item>
          <text:p text:style-name="P40">There is one client (Client0).</text:p>
        </text:list-item>
        <text:list-item>
          <text:p text:style-name="P40">Client0 writes the low half of object1 in OSD1 and object2 in OSD2. Client0 reads object1 in OSD1.</text:p>
        </text:list-item>
      </text:list>
      <text:h text:style-name="Heading_20_3" text:outline-level="3">Sequence of events</text:h>
      <text:list text:style-name="L10">
        <text:list-item>
          <text:p text:style-name="P43">Client0 writes the low half of object1 in OSD1.</text:p>
        </text:list-item>
        <text:list-item>
          <text:p text:style-name="P43">OSD1 sends a response to Client0 with a X-new-filesize header indicating the new size of File0 (sizeOf(object0) + sizeOf(object1)/2).</text:p>
        </text:list-item>
        <text:list-item>
          <text:p text:style-name="P43">Client0 writes object2 in OSD2.</text:p>
        </text:list-item>
        <text:list-item>
          <text:p text:style-name="P43">OSD2 sends a response to Client0 with a X-new-filesize header indicating the new size of File0 (sizeOf(object0) + sizeOf(object1) + sizeOfWritten(Object2)).</text:p>
        </text:list-item>
        <text:list-item>
          <text:p text:style-name="P43">Client0 reads object1 in OSD1.</text:p>
        </text:list-item>
        <text:list-item>
          <text:p text:style-name="P43">OSD1 sends a response to Client0 with sizeOf(object1) bytes in the body (high half wil be zeros)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rial" style:font-size-asian="14pt" style:font-name-complex="Arial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Jesús Malo Poyatos</meta:initial-creator>
    <meta:creation-date>2007-07-30T10:02:30</meta:creation-date>
    <dc:creator>Jesús Malo Poyatos</dc:creator>
    <dc:date>2007-08-20T11:06:51</dc:date>
    <dc:language>en-US</dc:language>
    <meta:editing-cycles>17</meta:editing-cycles>
    <meta:editing-duration>PT1H11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6" meta:word-count="631" meta:character-count="3586"/>
  </office:meta>
</office:document-meta>
</file>